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a1" svg:font-family="Symbola"/>
    <style:font-face style:name="AR PL SungtiL GB1" svg:font-family="'AR PL SungtiL GB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6.862cm" fo:min-width="5.34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measure">
      <style:graphic-properties draw:textarea-vertical-align="middle" draw:line-distance="1.406cm"/>
      <style:paragraph-properties style:writing-mode="lr-tb"/>
    </style:style>
    <style:style style:name="gr6" style:family="graphic" style:parent-style-name="measure">
      <style:graphic-properties draw:textarea-vertical-align="middle" draw:line-distance="0.362cm"/>
      <style:paragraph-properties style:writing-mode="lr-tb"/>
    </style:style>
    <style:style style:name="gr7" style:family="graphic" style:parent-style-name="measure">
      <style:graphic-properties draw:textarea-vertical-align="middle" draw:line-distance="0.406cm" draw:placing="below"/>
      <style:paragraph-properties style:writing-mode="lr-tb"/>
    </style:style>
    <style:style style:name="gr8" style:family="graphic" style:parent-style-name="objectwithoutfill">
      <style:graphic-properties draw:stroke="dash" draw:stroke-dash="Dashed_20__28_var_29_" draw:fill="none" draw:textarea-vertical-align="middle"/>
    </style:style>
    <style:style style:name="gr9" style:family="graphic" style:parent-style-name="measure">
      <style:graphic-properties draw:textarea-vertical-align="middle" draw:line-distance="0.562cm" draw:placing="below"/>
      <style:paragraph-properties style:writing-mode="lr-tb"/>
    </style:style>
    <style:style style:name="gr10" style:family="graphic" style:parent-style-name="measure">
      <style:graphic-properties draw:textarea-vertical-align="middle" draw:line-distance="0.308cm" draw:placing="below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6.354cm" fo:min-width="5.342cm"/>
    </style:style>
    <style:style style:name="gr13" style:family="graphic" style:parent-style-name="measure">
      <style:graphic-properties draw:textarea-vertical-align="middle" draw:line-distance="1.697cm" draw:measure-vertical-align="center"/>
      <style:paragraph-properties style:writing-mode="lr-tb"/>
    </style:style>
    <style:style style:name="gr14" style:family="graphic" style:parent-style-name="measure">
      <style:graphic-properties draw:textarea-vertical-align="middle" draw:line-distance="0.362cm" draw:measure-vertical-align="center"/>
      <style:paragraph-properties style:writing-mode="lr-tb"/>
    </style:style>
    <style:style style:name="gr15" style:family="graphic" style:parent-style-name="measure">
      <style:graphic-properties draw:textarea-vertical-align="middle" draw:line-distance="0.562cm" draw:measure-align="right-outside" draw:measure-vertical-align="center" draw:placing="below" draw:parallel="true"/>
      <style:paragraph-properties style:writing-mode="lr-tb"/>
    </style:style>
    <style:style style:name="gr16" style:family="graphic" style:parent-style-name="measure">
      <style:graphic-properties draw:textarea-vertical-align="middle" draw:line-distance="0.308cm" draw:measure-vertical-align="center" draw:placing="below"/>
      <style:paragraph-properties style:writing-mode="lr-tb"/>
    </style:style>
    <style:style style:name="gr17" style:family="graphic" style:parent-style-name="measure">
      <style:graphic-properties draw:textarea-vertical-align="middle" draw:line-distance="0.983cm" draw:measure-vertical-align="center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0.307cm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8.386cm" fo:min-width="11.184cm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00a933" draw:opacity="31%" draw:opacity-name="" draw:textarea-horizontal-align="justify" draw:textarea-vertical-align="middle" draw:auto-grow-height="false" fo:min-height="0.258cm" fo:min-width="0.008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00a933" draw:opacity="31%" draw:opacity-name="" draw:textarea-horizontal-align="justify" draw:textarea-vertical-align="middle" draw:auto-grow-height="false" fo:min-height="3.78cm" fo:min-width="0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00a933" draw:opacity="31%" draw:opacity-name="" draw:textarea-horizontal-align="justify" draw:textarea-vertical-align="middle" draw:auto-grow-height="false" fo:min-height="8.352cm" fo:min-width="5.054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0000" draw:opacity="31%" draw:opacity-name="" draw:textarea-horizontal-align="justify" draw:textarea-vertical-align="middle" draw:auto-grow-height="false" fo:min-height="3.78cm" fo:min-width="0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0000" draw:opacity="31%" draw:opacity-name="" draw:textarea-horizontal-align="justify" draw:textarea-vertical-align="middle" draw:auto-grow-height="false" fo:min-height="8.352cm" fo:min-width="5.054cm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P4" style:family="paragraph">
      <style:paragraph-properties fo:text-align="center"/>
      <style:text-properties style:font-name="Liberation Serif" fo:font-size="18pt" fo:font-style="italic" style:font-size-asian="18pt" style:font-style-asian="italic" style:font-size-complex="18pt" style:font-style-complex="italic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Symbola"/>
    </style:style>
    <style:style style:name="P7" style:family="paragraph">
      <style:paragraph-properties fo:text-align="center"/>
    </style:style>
    <style:style style:name="P8" style:family="paragraph">
      <loext:graphic-properties draw:fill-color="#00a933" draw:opacity="31%"/>
      <style:paragraph-properties fo:text-align="center"/>
    </style:style>
    <style:style style:name="P9" style:family="paragraph">
      <loext:graphic-properties draw:fill-color="#ff0000" draw:opacity="31%"/>
      <style:paragraph-properties fo:text-align="center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style:font-name="Liberation Serif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position="-33% 58%" style:font-name="Liberation Serif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842cm" svg:height="7.112cm" svg:x="6.096cm" svg:y="1.52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96cm" svg:y1="9.398cm" svg:x2="6.096cm" svg:y2="0.762cm">
          <text:p/>
        </draw:line>
        <draw:line draw:style-name="gr2" draw:text-style-name="P2" draw:layer="layout" svg:x1="6.096cm" svg:y1="5.08cm" svg:x2="14.732cm" svg:y2="5.08cm">
          <text:p/>
        </draw:line>
        <draw:frame draw:style-name="gr3" draw:text-style-name="P3" draw:layer="layout" svg:width="1.016cm" svg:height="0.954cm" svg:x="13.716cm" svg:y="5.334cm">
          <draw:text-box>
            <text:p><text:span text:style-name="T1">x</text:span></text:p>
          </draw:text-box>
        </draw:frame>
        <draw:frame draw:style-name="gr3" draw:text-style-name="P3" draw:layer="layout" svg:width="1.016cm" svg:height="0.954cm" svg:x="6.35cm" svg:y="0.57cm">
          <draw:text-box>
            <text:p><text:span text:style-name="T1">y</text:span></text:p>
          </draw:text-box>
        </draw:frame>
        <draw:line draw:style-name="gr4" draw:text-style-name="P2" draw:layer="layout" svg:x1="1.524cm" svg:y1="5.08cm" svg:x2="9.906cm" svg:y2="2.286cm">
          <text:p/>
        </draw:line>
        <draw:measure draw:style-name="gr5" draw:text-style-name="P4" draw:layer="measurelines" svg:x1="1.524cm" svg:y1="5.08cm" svg:x2="9.906cm" svg:y2="2.286cm">
          <text:p text:style-name="P4"><text:span text:style-name="T2">R</text:span></text:p>
        </draw:measure>
        <draw:measure draw:style-name="gr6" draw:text-style-name="P4" draw:layer="layout" svg:x1="1.524cm" svg:y1="5.081cm" svg:x2="6.096cm" svg:y2="3.556cm">
          <text:p text:style-name="P4"><text:span text:style-name="T2">R</text:span><text:span text:style-name="T3">0</text:span></text:p>
        </draw:measure>
        <draw:measure draw:style-name="gr7" draw:text-style-name="P4" draw:layer="layout" svg:x1="1.524cm" svg:y1="4.985cm" svg:x2="6.096cm" svg:y2="4.987cm">
          <text:p text:style-name="P4"><text:span text:style-name="T2">d</text:span></text:p>
        </draw:measure>
        <draw:line draw:style-name="gr8" draw:text-style-name="P2" draw:layer="layout" svg:x1="6.096cm" svg:y1="5.08cm" svg:x2="1.524cm" svg:y2="5.08cm">
          <text:p/>
        </draw:line>
        <draw:measure draw:style-name="gr9" draw:text-style-name="P4" draw:layer="layout" svg:x1="11.938cm" svg:y1="8.636cm" svg:x2="11.938cm" svg:y2="1.524cm">
          <text:p text:style-name="P4"><text:span text:style-name="T2">L</text:span><text:span text:style-name="T3">y</text:span></text:p>
        </draw:measure>
        <draw:measure draw:style-name="gr10" draw:text-style-name="P4" draw:layer="layout" svg:x1="6.096cm" svg:y1="8.636cm" svg:x2="11.938cm" svg:y2="8.636cm">
          <text:p text:style-name="P4"><text:span text:style-name="T2">L</text:span><text:span text:style-name="T3">x</text:span></text:p>
        </draw:measur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2" draw:text-style-name="P1" draw:layer="layout" svg:width="5.842cm" svg:height="6.604cm" svg:x="6.096cm" svg:y="2.1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96cm" svg:y1="9.828cm" svg:x2="6.096cm" svg:y2="1.192cm">
          <text:p/>
        </draw:line>
        <draw:line draw:style-name="gr2" draw:text-style-name="P2" draw:layer="layout" svg:x1="6.096cm" svg:y1="5.51cm" svg:x2="14.732cm" svg:y2="5.51cm">
          <text:p/>
        </draw:line>
        <draw:frame draw:style-name="gr3" draw:text-style-name="P3" draw:layer="layout" svg:width="1.016cm" svg:height="0.954cm" svg:x="13.716cm" svg:y="5.764cm">
          <draw:text-box>
            <text:p><text:span text:style-name="T1">x</text:span></text:p>
          </draw:text-box>
        </draw:frame>
        <draw:frame draw:style-name="gr3" draw:text-style-name="P3" draw:layer="layout" svg:width="1.016cm" svg:height="0.954cm" svg:x="5.842cm" svg:y="0.254cm">
          <draw:text-box>
            <text:p><text:span text:style-name="T1">y</text:span></text:p>
          </draw:text-box>
        </draw:frame>
        <draw:line draw:style-name="gr4" draw:text-style-name="P2" draw:layer="layout" svg:x1="1.524cm" svg:y1="5.51cm" svg:x2="10.668cm" svg:y2="2.032cm">
          <text:p/>
        </draw:line>
        <draw:measure draw:style-name="gr13" draw:text-style-name="P4" draw:layer="measurelines" svg:x1="1.524cm" svg:y1="5.51cm" svg:x2="10.668cm" svg:y2="2.032cm">
          <text:p text:style-name="P4"><text:span text:style-name="T2">R</text:span></text:p>
        </draw:measure>
        <draw:measure draw:style-name="gr14" draw:text-style-name="P4" draw:layer="layout" svg:x1="1.524cm" svg:y1="5.511cm" svg:x2="6.096cm" svg:y2="3.81cm">
          <text:p text:style-name="P4"><text:span text:style-name="T2">R</text:span><text:span text:style-name="T3">0</text:span></text:p>
        </draw:measure>
        <draw:measure draw:style-name="gr7" draw:text-style-name="P4" draw:layer="layout" svg:x1="1.524cm" svg:y1="5.415cm" svg:x2="6.096cm" svg:y2="5.417cm">
          <text:p text:style-name="P4"><text:span text:style-name="T2">d</text:span></text:p>
        </draw:measure>
        <draw:line draw:style-name="gr8" draw:text-style-name="P2" draw:layer="layout" svg:x1="6.096cm" svg:y1="5.51cm" svg:x2="1.524cm" svg:y2="5.51cm">
          <text:p/>
        </draw:line>
        <draw:measure draw:style-name="gr15" draw:text-style-name="P4" draw:layer="layout" svg:x1="11.938cm" svg:y1="8.79cm" svg:x2="11.938cm" svg:y2="2.186cm">
          <text:p text:style-name="P4"><text:span text:style-name="T2">L</text:span><text:span text:style-name="T3">y</text:span></text:p>
        </draw:measure>
        <draw:measure draw:style-name="gr16" draw:text-style-name="P4" draw:layer="layout" svg:x1="6.096cm" svg:y1="8.89cm" svg:x2="11.938cm" svg:y2="8.89cm">
          <text:p text:style-name="P4"><text:span text:style-name="T2">L</text:span><text:span text:style-name="T3">x</text:span></text:p>
        </draw:measure>
        <draw:measure draw:style-name="gr17" draw:text-style-name="P4" draw:layer="layout" svg:x1="1.524cm" svg:y1="5.511cm" svg:x2="10.16cm" svg:y2="2.186cm">
          <text:p text:style-name="P4"><text:span text:style-name="T2">R</text:span><text:span text:style-name="T3">1</text:span></text:p>
        </draw:measure>
        <draw:frame draw:style-name="gr18" draw:text-style-name="P6" draw:layer="layout" svg:width="0.807cm" svg:height="1.187cm" svg:x="3.765cm" svg:y="4.572cm">
          <draw:text-box>
            <text:p/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9" draw:text-style-name="P1" draw:layer="layout" svg:width="11.684cm" svg:height="8.636cm" svg:x="1.524cm" svg:y="1.0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66cm" svg:y1="9.906cm" svg:x2="7.366cm" svg:y2="0.254cm">
          <text:p/>
        </draw:line>
        <draw:line draw:style-name="gr2" draw:text-style-name="P2" draw:layer="layout" svg:x1="0.508cm" svg:y1="5.334cm" svg:x2="14.732cm" svg:y2="5.334cm">
          <text:p/>
        </draw:line>
        <draw:frame draw:style-name="gr18" draw:text-style-name="P6" draw:layer="layout" svg:width="0.807cm" svg:height="1.187cm" svg:x="3.765cm" svg:y="4.573cm">
          <draw:text-box>
            <text:p/>
          </draw:text-box>
        </draw:frame>
        <draw:frame draw:style-name="gr20" draw:text-style-name="P7" draw:layer="layout" svg:width="0.785cm" svg:height="0.557cm" svg:x="14.201cm" svg:y="5.5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" draw:text-style-name="P7" draw:layer="layout" svg:width="0.811cm" svg:height="0.557cm" svg:x="7.597cm" svg:y="0.20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1" draw:text-style-name="P8" draw:layer="layout" svg:width="0.508cm" svg:height="0.508cm" svg:x="7.112cm" svg:y="5.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0.508cm" svg:height="4.064cm" svg:x="7.112cm" svg:y="1.0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5.588cm" svg:height="8.636cm" svg:x="7.62cm" svg:y="1.0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508cm" svg:height="4.064cm" svg:x="7.112cm" svg:y="5.58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5.588cm" svg:height="8.636cm" svg:x="1.524cm" svg:y="1.0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66cm" svg:y1="5.334cm" svg:x2="11.938cm" svg:y2="3.556cm">
          <text:p/>
        </draw:line>
        <draw:line draw:style-name="gr2" draw:text-style-name="P2" draw:layer="layout" svg:x1="7.366cm" svg:y1="5.334cm" svg:x2="2.794cm" svg:y2="7.113cm">
          <text:p/>
        </draw:line>
        <draw:frame draw:style-name="gr20" draw:text-style-name="P7" draw:layer="layout" svg:width="1.24cm" svg:height="0.704cm" svg:x="11.176cm" svg:y="2.7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0" draw:text-style-name="P7" draw:layer="layout" svg:width="1.758cm" svg:height="0.704cm" svg:x="2.286cm" svg:y="7.11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7" draw:layer="layout" svg:width="1.063cm" svg:height="1.687cm" svg:x="13.208cm" svg:y="3.64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0" draw:text-style-name="P7" draw:layer="layout" svg:width="1.581cm" svg:height="1.687cm" svg:x="0cm" svg:y="3.64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" draw:text-style-name="P7" draw:layer="layout" svg:width="1.089cm" svg:height="1.687cm" svg:x="7.573cm" svg:y="1.01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7" draw:layer="layout" svg:width="1.607cm" svg:height="1.687cm" svg:x="7.62cm" svg:y="7.96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a1" svg:font-family="Symbola"/>
    <style:font-face style:name="AR PL SungtiL GB1" svg:font-family="'AR PL SungtiL GB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6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57cm" fo:margin-bottom="0cm" fo:text-indent="0cm"/>
      <style:text-properties fo:font-size="18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93cm" fo:margin-bottom="0cm" fo:text-indent="0cm"/>
      <style:text-properties fo:font-size="1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28cm" fo:margin-bottom="0cm" fo:text-indent="0cm"/>
      <style:text-properties fo:font-size="12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13.715cm" svg:height="1.696cm" svg:x="0.762cm" svg:y="0.405cm" presentation:class="title" presentation:placeholder="true">
        <draw:text-box/>
      </draw:frame>
      <draw:frame presentation:style-name="Default-outline1" draw:layer="backgroundobjects" svg:width="13.715cm" svg:height="5.892cm" svg:x="0.762cm" svg:y="2.377cm" presentation:class="outline" presentation:placeholder="true">
        <draw:text-box/>
      </draw:frame>
      <draw:frame presentation:style-name="Mpr1" draw:text-style-name="MP2" draw:layer="backgroundobjects" svg:width="3.55cm" svg:height="0.7cm" svg:x="0.762cm" svg:y="9.2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31cm" svg:height="0.7cm" svg:x="5.212cm" svg:y="9.2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5cm" svg:height="0.7cm" svg:x="10.927cm" svg:y="9.2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2:44:45.728098563</meta:creation-date>
    <dc:date>2023-02-10T16:36:37.280431897</dc:date>
    <meta:editing-duration>PT30M53S</meta:editing-duration>
    <meta:editing-cycles>7</meta:editing-cycles>
    <meta:generator>LibreOffice/6.4.7.2$Linux_X86_64 LibreOffice_project/40$Build-2</meta:generator>
    <meta:document-statistic meta:object-count="72"/>
  </office:meta>
</office:document-meta>
</file>

<file path=Object 1/content.xml><?xml version="1.0" encoding="utf-8"?>
<math xmlns="http://www.w3.org/1998/Math/MathML" display="block">
  <semantics>
    <msub>
      <mi>ν</mi>
      <mi>x</mi>
    </msub>
    <annotation encoding="StarMath 5.0">%nu_x</annotation>
  </semantics>
</math>
</file>

<file path=Object 2/content.xml><?xml version="1.0" encoding="utf-8"?>
<math xmlns="http://www.w3.org/1998/Math/MathML" display="block">
  <semantics>
    <msub>
      <mi>ν</mi>
      <mi>y</mi>
    </msub>
    <annotation encoding="StarMath 5.0">%nu_y</annotation>
  </semantics>
</math>
</file>

<file path=Object 3/content.xml><?xml version="1.0" encoding="utf-8"?>
<math xmlns="http://www.w3.org/1998/Math/MathML" display="block">
  <semantics>
    <mover accent="true">
      <msub>
        <mi>ν</mi>
        <mrow>
          <mi>m</mi>
          <mi>,</mi>
          <mi>n</mi>
        </mrow>
      </msub>
      <mo stretchy="false">⃑</mo>
    </mover>
    <annotation encoding="StarMath 5.0">harpoon{%nu}_{ m,n }</annotation>
  </semantics>
</math>
</file>

<file path=Object 4/content.xml><?xml version="1.0" encoding="utf-8"?>
<math xmlns="http://www.w3.org/1998/Math/MathML" display="block">
  <semantics>
    <mrow>
      <mo stretchy="false">−</mo>
      <mover accent="true">
        <msub>
          <mi>ν</mi>
          <mrow>
            <mi>m</mi>
            <mi>,</mi>
            <mi>n</mi>
          </mrow>
        </msub>
        <mo stretchy="false">⃑</mo>
      </mover>
    </mrow>
    <annotation encoding="StarMath 5.0">- harpoon{%nu}_{ m,n }</annotation>
  </semantics>
</math>
</file>

<file path=Object 5/content.xml><?xml version="1.0" encoding="utf-8"?>
<math xmlns="http://www.w3.org/1998/Math/MathML" display="block">
  <semantics>
    <mfrac>
      <msub>
        <mi>N</mi>
        <mi>x</mi>
      </msub>
      <msub>
        <mi>L</mi>
        <mi>x</mi>
      </msub>
    </mfrac>
    <annotation encoding="StarMath 5.0">{N_x} over {L_x} </annotation>
  </semantics>
</math>
</file>

<file path=Object 6/content.xml><?xml version="1.0" encoding="utf-8"?>
<math xmlns="http://www.w3.org/1998/Math/MathML" display="block">
  <semantics>
    <mrow>
      <mo stretchy="false">−</mo>
      <mfrac>
        <msub>
          <mi>N</mi>
          <mi>x</mi>
        </msub>
        <msub>
          <mi>L</mi>
          <mi>x</mi>
        </msub>
      </mfrac>
    </mrow>
    <annotation encoding="StarMath 5.0">- {{N_x} over {L_x}}</annotation>
  </semantics>
</math>
</file>

<file path=Object 7/content.xml><?xml version="1.0" encoding="utf-8"?>
<math xmlns="http://www.w3.org/1998/Math/MathML" display="block">
  <semantics>
    <mfrac>
      <msub>
        <mi>N</mi>
        <mi>y</mi>
      </msub>
      <msub>
        <mi>L</mi>
        <mi>y</mi>
      </msub>
    </mfrac>
    <annotation encoding="StarMath 5.0">{N_y} over {L_y}</annotation>
  </semantics>
</math>
</file>

<file path=Object 8/content.xml><?xml version="1.0" encoding="utf-8"?>
<math xmlns="http://www.w3.org/1998/Math/MathML" display="block">
  <semantics>
    <mrow>
      <mo stretchy="false">−</mo>
      <mfrac>
        <msub>
          <mi>N</mi>
          <mi>y</mi>
        </msub>
        <msub>
          <mi>L</mi>
          <mi>y</mi>
        </msub>
      </mfrac>
    </mrow>
    <annotation encoding="StarMath 5.0">-{{N_y} over {L_y}}</annotation>
  </semantics>
</math>
</file>